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5" style:family="table-row">
      <style:table-row-properties style:min-row-height="0.1708in"/>
    </style:style>
    <style:style style:name="Table1.7" style:family="table-row">
      <style:table-row-properties style:min-row-height="0.2215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writing-mode="page"/>
    </style:style>
    <style:style style:name="Table2.7" style:family="table-row">
      <style:table-row-properties style:min-row-height="0.2215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in" fo:border="none" style:writing-mode="page"/>
    </style:style>
    <style:style style:name="Table3.7" style:family="table-row">
      <style:table-row-properties style:min-row-height="0.2215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in" fo:border="none" style:writing-mode="page"/>
    </style:style>
    <style:style style:name="Table4.7" style:family="table-row">
      <style:table-row-properties style:min-row-height="0.2215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writing-mode="page"/>
    </style:style>
    <style:style style:name="Table5.7" style:family="table-row">
      <style:table-row-properties style:min-row-height="0.2215in"/>
    </style:style>
    <style:style style:name="P1" style:family="paragraph" style:parent-style-name="Standard">
      <style:text-properties officeooo:paragraph-rsid="0006d0cb"/>
    </style:style>
    <style:style style:name="P2" style:family="paragraph" style:parent-style-name="Standard">
      <style:text-properties fo:font-weight="bold" officeooo:rsid="0006d0cb" officeooo:paragraph-rsid="0006d0cb" style:font-weight-asian="bold" style:font-weight-complex="bold"/>
    </style:style>
    <style:style style:name="P3" style:family="paragraph" style:parent-style-name="Table_20_Contents">
      <style:text-properties fo:font-weight="bold" officeooo:rsid="0006d0cb" officeooo:paragraph-rsid="0006d0cb" style:font-weight-asian="bold" style:font-weight-complex="bold"/>
    </style:style>
    <style:style style:name="P4" style:family="paragraph" style:parent-style-name="Text_20_body">
      <style:text-properties fo:font-weight="bold" officeooo:rsid="0006d0cb" officeooo:paragraph-rsid="0006d0cb" style:font-weight-asian="bold" style:font-weight-complex="bold"/>
    </style:style>
    <style:style style:name="P5" style:family="paragraph" style:parent-style-name="Standard">
      <style:text-properties fo:font-weight="bold" officeooo:rsid="00082763" officeooo:paragraph-rsid="00082763" style:font-weight-asian="bold" style:font-weight-complex="bold"/>
    </style:style>
    <style:style style:name="P6" style:family="paragraph" style:parent-style-name="Text_20_body">
      <style:text-properties fo:font-weight="bold" officeooo:rsid="00082763" officeooo:paragraph-rsid="00082763" style:font-weight-asian="bold" style:font-weight-complex="bold"/>
    </style:style>
    <style:style style:name="P7" style:family="paragraph" style:parent-style-name="Standard">
      <style:text-properties fo:font-weight="bold" officeooo:rsid="000c959b" officeooo:paragraph-rsid="000c959b" style:font-weight-asian="bold" style:font-weight-complex="bold"/>
    </style:style>
    <style:style style:name="P8" style:family="paragraph" style:parent-style-name="Standard">
      <style:text-properties fo:font-weight="normal" officeooo:rsid="0006d0cb" officeooo:paragraph-rsid="0006d0cb" style:font-weight-asian="normal" style:font-weight-complex="normal"/>
    </style:style>
    <style:style style:name="P9" style:family="paragraph" style:parent-style-name="Standard">
      <style:text-properties fo:font-weight="normal" officeooo:rsid="00082763" officeooo:paragraph-rsid="00082763" style:font-weight-asian="normal" style:font-weight-complex="normal"/>
    </style:style>
    <style:style style:name="P10" style:family="paragraph" style:parent-style-name="Standard">
      <style:text-properties fo:font-weight="normal" officeooo:rsid="000c959b" officeooo:paragraph-rsid="000c959b" style:font-weight-asian="normal" style:font-weight-complex="normal"/>
    </style:style>
    <style:style style:name="P11" style:family="paragraph" style:parent-style-name="Standard">
      <style:text-properties fo:font-weight="normal" officeooo:rsid="000ddce9" officeooo:paragraph-rsid="000ddce9" style:font-weight-asian="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officeooo:paragraph-rsid="0006d0cb" style:text-blinking="false" fo:background-color="transparent"/>
    </style:style>
    <style:style style:name="P14" style:family="paragraph" style:parent-style-name="Text_20_body">
      <style:paragraph-properties fo:margin-left="0in" fo:margin-right="0in" fo:margin-top="0.1665in" fo:margin-bottom="0in" style:contextual-spacing="false" fo:line-height="172%"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82763" officeooo:paragraph-rsid="00082763" style:text-blinking="false" fo:background-color="transparent" style:font-weight-asian="bold" style:font-weight-complex="bold"/>
    </style:style>
    <style:style style:name="P16" style:family="paragraph" style:parent-style-name="Text_20_body">
      <style:paragraph-properties fo:margin-left="0in" fo:margin-right="0in" fo:margin-top="0.1665in" fo:margin-bottom="0in" style:contextual-spacing="false" fo:line-height="172%"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7" style:family="paragraph" style:parent-style-name="Table_20_Contents">
      <style:text-properties officeooo:rsid="000b0cfc" officeooo:paragraph-rsid="000b0cfc"/>
    </style:style>
    <style:style style:name="P18" style:family="paragraph" style:parent-style-name="Table_20_Contents">
      <style:text-properties officeooo:rsid="000b8563" officeooo:paragraph-rsid="000b8563"/>
    </style:style>
    <style:style style:name="P19" style:family="paragraph" style:parent-style-name="Table_20_Contents">
      <style:text-properties officeooo:rsid="000c959b" officeooo:paragraph-rsid="000c959b"/>
    </style:style>
    <style:style style:name="P20" style:family="paragraph" style:parent-style-name="Table_20_Contents">
      <style:text-properties officeooo:rsid="0011f5c5" officeooo:paragraph-rsid="0011f5c5"/>
    </style:style>
    <style:style style:name="T1" style:family="text">
      <style:text-properties officeooo:rsid="000ddce9"/>
    </style:style>
    <style:style style:name="T2" style:family="text">
      <style:text-properties style:font-name="Arial"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6">import copy_result from "copy_results";</text:p>
      <text:p text:style-name="P6"/>
      <text:p text:style-name="P6">#[on("bob")]</text:p>
      <text:p text:style-name="P6">commit_result("bobs_jedis", copy_result(new Data { name := "jedis" }));</text:p>
      <table:table table:name="Table1" table:style-name="Table1">
        <table:table-column table:style-name="Table1.A"/>
        <table:table-column table:style-name="Table1.B"/>
        <table:table-row>
          <table:table-cell table:style-name="Table1.A1" office:value-type="string">
            <text:p text:style-name="P3">Test</text:p>
          </table:table-cell>
          <table:table-cell table:style-name="Table1.A1" office:value-type="string">
            <text:p text:style-name="P3">Oordeel</text:p>
          </table:table-cell>
        </table:table-row>
        <table:table-row>
          <table:table-cell table:style-name="Table1.A1" office:value-type="string">
            <text:p text:style-name="P12"><text:bookmark text:name="docs-internal-guid-88dbc726-7fff-72a8-08a4-0d15546e4e0a"/>Efficiency</text:p>
          </table:table-cell>
          <table:table-cell table:style-name="Table1.A1" office:value-type="string">
            <text:p text:style-name="P18">5</text:p>
          </table:table-cell>
        </table:table-row>
        <table:table-row>
          <table:table-cell table:style-name="Table1.A1" office:value-type="string">
            <text:p text:style-name="P12"><text:bookmark text:name="docs-internal-guid-eca75cb2-7fff-8b6f-8d7d-3e20b419e906"/>Correctness</text:p>
          </table:table-cell>
          <table:table-cell table:style-name="Table1.A1" office:value-type="string">
            <text:p text:style-name="P17">geen</text:p>
          </table:table-cell>
        </table:table-row>
        <table:table-row>
          <table:table-cell table:style-name="Table1.A1" office:value-type="string">
            <text:p text:style-name="P12"><text:bookmark text:name="docs-internal-guid-24daa9fc-7fff-a677-7043-4d226accc816"/>Completeness</text:p>
          </table:table-cell>
          <table:table-cell table:style-name="Table1.A1" office:value-type="string">
            <text:p text:style-name="P18">5</text:p>
          </table:table-cell>
        </table:table-row>
        <table:table-row table:style-name="Table1.5">
          <table:table-cell table:style-name="Table1.A1" office:value-type="string">
            <text:p text:style-name="P12"><text:bookmark text:name="docs-internal-guid-d372e712-7fff-bdb8-87a9-3d6f8ff33c00"/>Maintainability</text:p>
          </table:table-cell>
          <table:table-cell table:style-name="Table1.A1" office:value-type="string">
            <text:p text:style-name="P20">5</text:p>
          </table:table-cell>
        </table:table-row>
        <table:table-row>
          <table:table-cell table:style-name="Table1.A1" office:value-type="string">
            <text:p text:style-name="P12"><text:bookmark text:name="docs-internal-guid-767dc8f9-7fff-d744-f1ad-f9c278bc222d"/>Readability</text:p>
          </table:table-cell>
          <table:table-cell table:style-name="Table1.A1" office:value-type="string">
            <text:p text:style-name="P18">5</text:p>
          </table:table-cell>
        </table:table-row>
        <table:table-row table:style-name="Table1.7">
          <table:table-cell table:style-name="Table1.A1" office:value-type="string">
            <text:p text:style-name="P12"><text:bookmark text:name="docs-internal-guid-401e456b-7fff-f0e6-c2f9-4abe815694f3"/>Vulnerability</text:p>
          </table:table-cell>
          <table:table-cell table:style-name="Table1.A1" office:value-type="string">
            <text:p text:style-name="P18">4</text:p>
          </table:table-cell>
        </table:table-row>
      </table:table>
      <text:p text:style-name="Standard"/>
      <text:p text:style-name="P4">2.</text:p>
      <text:p text:style-name="P6">Code:</text:p>
      <text:p text:style-name="P6">import copy_result;</text:p>
      <text:p text:style-name="P6">import commit_result();</text:p>
      <text:p text:style-name="P6"/>
      <text:p text:style-name="P6">#[on("bob")]</text:p>
      <text:p text:style-name="P6">commit_result("bobs_jedis", copy_result(new Data { name := "jedis" }));</text:p>
      <table:table table:name="Table2" table:style-name="Table2">
        <table:table-column table:style-name="Table2.A"/>
        <table:table-column table:style-name="Table2.B"/>
        <table:table-row>
          <table:table-cell table:style-name="Table2.A1" office:value-type="string">
            <text:p text:style-name="P3">Test</text:p>
          </table:table-cell>
          <table:table-cell table:style-name="Table2.A1" office:value-type="string">
            <text:p text:style-name="P3">Oordeel</text:p>
          </table:table-cell>
        </table:table-row>
        <table:table-row>
          <table:table-cell table:style-name="Table2.A1" office:value-type="string">
            <text:p text:style-name="P13"><text:bookmark text:name="docs-internal-guid-88dbc726-7fff-72a8-08a4-0d15546e4e0a Copy 1"/>Efficiency</text:p>
          </table:table-cell>
          <table:table-cell table:style-name="Table2.A1" office:value-type="string">
            <text:p text:style-name="P18">5</text:p>
          </table:table-cell>
        </table:table-row>
        <table:table-row>
          <table:table-cell table:style-name="Table2.A1" office:value-type="string">
            <text:p text:style-name="P13"><text:bookmark text:name="docs-internal-guid-eca75cb2-7fff-8b6f-8d7d-3e20b419e906 Copy 1"/>Correctness</text:p>
          </table:table-cell>
          <table:table-cell table:style-name="Table2.A1" office:value-type="string">
            <text:p text:style-name="P18">geen</text:p>
          </table:table-cell>
        </table:table-row>
        <table:table-row>
          <table:table-cell table:style-name="Table2.A1" office:value-type="string">
            <text:p text:style-name="P13"><text:bookmark text:name="docs-internal-guid-24daa9fc-7fff-a677-7043-4d226accc816 Copy 1"/>Completeness</text:p>
          </table:table-cell>
          <table:table-cell table:style-name="Table2.A1" office:value-type="string">
            <text:p text:style-name="P18">4</text:p>
          </table:table-cell>
        </table:table-row>
        <table:table-row>
          <table:table-cell table:style-name="Table2.A1" office:value-type="string">
            <text:p text:style-name="P13"><text:bookmark text:name="docs-internal-guid-d372e712-7fff-bdb8-87a9-3d6f8ff33c00 Copy 1"/>Maintainability</text:p>
          </table:table-cell>
          <table:table-cell table:style-name="Table2.A1" office:value-type="string">
            <text:p text:style-name="P20">4</text:p>
          </table:table-cell>
        </table:table-row>
        <table:table-row>
          <table:table-cell table:style-name="Table2.A1" office:value-type="string">
            <text:p text:style-name="P13"><text:bookmark text:name="docs-internal-guid-767dc8f9-7fff-d744-f1ad-f9c278bc222d Copy 1"/>Readability</text:p>
          </table:table-cell>
          <table:table-cell table:style-name="Table2.A1" office:value-type="string">
            <text:p text:style-name="P18">5</text:p>
          </table:table-cell>
        </table:table-row>
        <table:table-row table:style-name="Table2.7">
          <table:table-cell table:style-name="Table2.A1" office:value-type="string">
            <text:p text:style-name="P13"><text:bookmark text:name="docs-internal-guid-401e456b-7fff-f0e6-c2f9-4abe815694f3 Copy 1"/>Vulnerability</text:p>
          </table:table-cell>
          <table:table-cell table:style-name="Table2.A1" office:value-type="string">
            <text:p text:style-name="P18">4</text:p>
          </table:table-cell>
        </table:table-row>
      </table:table>
      <text:p text:style-name="P1"/>
      <text:p text:style-name="P4">3.</text:p>
      <text:p text:style-name="P6">Code:</text:p>
      <text:p text:style-name="P6">import copy_result;</text:p>
      <text:p text:style-name="P6"/>
      <text:p text:style-name="P6">#[on("bob")]</text:p>
      <text:p text:style-name="P6">commit_result("bobs_jedis", copy_result(new Data { name := "jedis" }));</text:p>
      <table:table table:name="Table3" table:style-name="Table3">
        <table:table-column table:style-name="Table3.A"/>
        <table:table-column table:style-name="Table3.B"/>
        <table:table-row>
          <table:table-cell table:style-name="Table3.A1" office:value-type="string">
            <text:p text:style-name="P3">Test</text:p>
          </table:table-cell>
          <table:table-cell table:style-name="Table3.A1" office:value-type="string">
            <text:p text:style-name="P3">Oordeel</text:p>
          </table:table-cell>
        </table:table-row>
        <table:table-row>
          <table:table-cell table:style-name="Table3.A1" office:value-type="string">
            <text:p text:style-name="P13"><text:bookmark text:name="docs-internal-guid-88dbc726-7fff-72a8-08a4-0d15546e4e0a Copy 2"/>Efficiency</text:p>
          </table:table-cell>
          <table:table-cell table:style-name="Table3.A1" office:value-type="string">
            <text:p text:style-name="P18">5</text:p>
          </table:table-cell>
        </table:table-row>
        <table:table-row>
          <table:table-cell table:style-name="Table3.A1" office:value-type="string">
            <text:p text:style-name="P13"><text:bookmark text:name="docs-internal-guid-eca75cb2-7fff-8b6f-8d7d-3e20b419e906 Copy 2"/>Correctness</text:p>
          </table:table-cell>
          <table:table-cell table:style-name="Table3.A1" office:value-type="string">
            <text:p text:style-name="P19">Lijkt correct te zijn (verder onderzoek is nodig)</text:p>
          </table:table-cell>
        </table:table-row>
        <table:table-row>
          <table:table-cell table:style-name="Table3.A1" office:value-type="string">
            <text:p text:style-name="P13"><text:bookmark text:name="docs-internal-guid-24daa9fc-7fff-a677-7043-4d226accc816 Copy 2"/>Completeness</text:p>
          </table:table-cell>
          <table:table-cell table:style-name="Table3.A1" office:value-type="string">
            <text:p text:style-name="P18">5</text:p>
          </table:table-cell>
        </table:table-row>
        <table:table-row>
          <table:table-cell table:style-name="Table3.A1" office:value-type="string">
            <text:p text:style-name="P13"><text:bookmark text:name="docs-internal-guid-d372e712-7fff-bdb8-87a9-3d6f8ff33c00 Copy 2"/>Maintainability</text:p>
          </table:table-cell>
          <table:table-cell table:style-name="Table3.A1" office:value-type="string">
            <text:p text:style-name="P18">5</text:p>
          </table:table-cell>
        </table:table-row>
        <table:table-row>
          <table:table-cell table:style-name="Table3.A1" office:value-type="string">
            <text:p text:style-name="P13"><text:bookmark text:name="docs-internal-guid-767dc8f9-7fff-d744-f1ad-f9c278bc222d Copy 2"/>Readability</text:p>
          </table:table-cell>
          <table:table-cell table:style-name="Table3.A1" office:value-type="string">
            <text:p text:style-name="P18">5</text:p>
          </table:table-cell>
        </table:table-row>
        <text:soft-page-break/>
        <table:table-row table:style-name="Table3.7">
          <table:table-cell table:style-name="Table3.A1" office:value-type="string">
            <text:p text:style-name="P13"><text:bookmark text:name="docs-internal-guid-401e456b-7fff-f0e6-c2f9-4abe815694f3 Copy 2"/>Vulnerability</text:p>
          </table:table-cell>
          <table:table-cell table:style-name="Table3.A1" office:value-type="string">
            <text:p text:style-name="P18">5</text:p>
          </table:table-cell>
        </table:table-row>
      </table:table>
      <text:p text:style-name="P1"/>
      <text:p text:style-name="P4">4.</text:p>
      <text:p text:style-name="P6">Code:</text:p>
      <text:p text:style-name="P6">import copy_result from copy_results;</text:p>
      <text:p text:style-name="P6"/>
      <text:p text:style-name="P6">#[on("bob")]</text:p>
      <text:p text:style-name="P6">commit_result("bobs_jedis", copy_result(new Data { name := "jedis" }));</text:p>
      <table:table table:name="Table4" table:style-name="Table4">
        <table:table-column table:style-name="Table4.A"/>
        <table:table-column table:style-name="Table4.B"/>
        <table:table-row>
          <table:table-cell table:style-name="Table4.A1" office:value-type="string">
            <text:p text:style-name="P3">Test</text:p>
          </table:table-cell>
          <table:table-cell table:style-name="Table4.A1" office:value-type="string">
            <text:p text:style-name="P3">Oordeel</text:p>
          </table:table-cell>
        </table:table-row>
        <table:table-row>
          <table:table-cell table:style-name="Table4.A1" office:value-type="string">
            <text:p text:style-name="P13"><text:bookmark text:name="docs-internal-guid-88dbc726-7fff-72a8-08a4-0d15546e4e0a Copy 3"/>Efficiency</text:p>
          </table:table-cell>
          <table:table-cell table:style-name="Table4.A1" office:value-type="string">
            <text:p text:style-name="P18">5</text:p>
          </table:table-cell>
        </table:table-row>
        <table:table-row>
          <table:table-cell table:style-name="Table4.A1" office:value-type="string">
            <text:p text:style-name="P13"><text:bookmark text:name="docs-internal-guid-eca75cb2-7fff-8b6f-8d7d-3e20b419e906 Copy 3"/>Correctness</text:p>
          </table:table-cell>
          <table:table-cell table:style-name="Table4.A1" office:value-type="string">
            <text:p text:style-name="P19">geen</text:p>
          </table:table-cell>
        </table:table-row>
        <table:table-row>
          <table:table-cell table:style-name="Table4.A1" office:value-type="string">
            <text:p text:style-name="P13"><text:bookmark text:name="docs-internal-guid-24daa9fc-7fff-a677-7043-4d226accc816 Copy 3"/>Completeness</text:p>
          </table:table-cell>
          <table:table-cell table:style-name="Table4.A1" office:value-type="string">
            <text:p text:style-name="P18">5</text:p>
          </table:table-cell>
        </table:table-row>
        <table:table-row>
          <table:table-cell table:style-name="Table4.A1" office:value-type="string">
            <text:p text:style-name="P13"><text:bookmark text:name="docs-internal-guid-d372e712-7fff-bdb8-87a9-3d6f8ff33c00 Copy 3"/>Maintainability</text:p>
          </table:table-cell>
          <table:table-cell table:style-name="Table4.A1" office:value-type="string">
            <text:p text:style-name="P20">5</text:p>
          </table:table-cell>
        </table:table-row>
        <table:table-row>
          <table:table-cell table:style-name="Table4.A1" office:value-type="string">
            <text:p text:style-name="P13"><text:bookmark text:name="docs-internal-guid-767dc8f9-7fff-d744-f1ad-f9c278bc222d Copy 3"/>Readability</text:p>
          </table:table-cell>
          <table:table-cell table:style-name="Table4.A1" office:value-type="string">
            <text:p text:style-name="P18">5</text:p>
          </table:table-cell>
        </table:table-row>
        <table:table-row table:style-name="Table4.7">
          <table:table-cell table:style-name="Table4.A1" office:value-type="string">
            <text:p text:style-name="P13"><text:bookmark text:name="docs-internal-guid-401e456b-7fff-f0e6-c2f9-4abe815694f3 Copy 3"/>Vulnerability</text:p>
          </table:table-cell>
          <table:table-cell table:style-name="Table4.A1" office:value-type="string">
            <text:p text:style-name="P18">4</text:p>
          </table:table-cell>
        </table:table-row>
      </table:table>
      <text:p text:style-name="P1"/>
      <text:p text:style-name="P2">5.</text:p>
      <text:p text:style-name="P6">Code:</text:p>
      <text:p text:style-name="P6">import copy_results;</text:p>
      <text:p text:style-name="P6"/>
      <text:p text:style-name="P6">#[on("bob")]</text:p>
      <text:p text:style-name="P6">commit_result("bobs_jedis", copy_result(new Data { name := "jedis" }));</text:p>
      <text:p text:style-name="P6"/>
      <table:table table:name="Table5" table:style-name="Table5">
        <table:table-column table:style-name="Table5.A"/>
        <table:table-column table:style-name="Table5.B"/>
        <table:table-row>
          <table:table-cell table:style-name="Table5.A1" office:value-type="string">
            <text:p text:style-name="P3">Test</text:p>
          </table:table-cell>
          <table:table-cell table:style-name="Table5.A1" office:value-type="string">
            <text:p text:style-name="P3">Oordeel</text:p>
          </table:table-cell>
        </table:table-row>
        <table:table-row>
          <table:table-cell table:style-name="Table5.A1" office:value-type="string">
            <text:p text:style-name="P13"><text:bookmark text:name="docs-internal-guid-88dbc726-7fff-72a8-08a4-0d15546e4e0a Copy 4"/>Efficiency</text:p>
          </table:table-cell>
          <table:table-cell table:style-name="Table5.A1" office:value-type="string">
            <text:p text:style-name="P18">5</text:p>
          </table:table-cell>
        </table:table-row>
        <table:table-row>
          <table:table-cell table:style-name="Table5.A1" office:value-type="string">
            <text:p text:style-name="P13"><text:bookmark text:name="docs-internal-guid-eca75cb2-7fff-8b6f-8d7d-3e20b419e906 Copy 4"/>Correctness</text:p>
          </table:table-cell>
          <table:table-cell table:style-name="Table5.A1" office:value-type="string">
            <text:p text:style-name="P19">Parsed (maar niet correct)</text:p>
          </table:table-cell>
        </table:table-row>
        <table:table-row>
          <table:table-cell table:style-name="Table5.A1" office:value-type="string">
            <text:p text:style-name="P13"><text:bookmark text:name="docs-internal-guid-24daa9fc-7fff-a677-7043-4d226accc816 Copy 4"/>Completeness</text:p>
          </table:table-cell>
          <table:table-cell table:style-name="Table5.A1" office:value-type="string">
            <text:p text:style-name="P18">5</text:p>
          </table:table-cell>
        </table:table-row>
        <table:table-row>
          <table:table-cell table:style-name="Table5.A1" office:value-type="string">
            <text:p text:style-name="P13"><text:bookmark text:name="docs-internal-guid-d372e712-7fff-bdb8-87a9-3d6f8ff33c00 Copy 4"/>Maintainability</text:p>
          </table:table-cell>
          <table:table-cell table:style-name="Table5.A1" office:value-type="string">
            <text:p text:style-name="P18">5</text:p>
          </table:table-cell>
        </table:table-row>
        <table:table-row>
          <table:table-cell table:style-name="Table5.A1" office:value-type="string">
            <text:p text:style-name="P13"><text:bookmark text:name="docs-internal-guid-767dc8f9-7fff-d744-f1ad-f9c278bc222d Copy 4"/>Readability</text:p>
          </table:table-cell>
          <table:table-cell table:style-name="Table5.A1" office:value-type="string">
            <text:p text:style-name="P18">5</text:p>
          </table:table-cell>
        </table:table-row>
        <table:table-row table:style-name="Table5.7">
          <table:table-cell table:style-name="Table5.A1" office:value-type="string">
            <text:p text:style-name="P13"><text:bookmark text:name="docs-internal-guid-401e456b-7fff-f0e6-c2f9-4abe815694f3 Copy 4"/>Vulnerability</text:p>
          </table:table-cell>
          <table:table-cell table:style-name="Table5.A1" office:value-type="string">
            <text:p text:style-name="P18">5</text:p>
          </table:table-cell>
        </table:table-row>
      </table:table>
      <text:p text:style-name="P8"/>
      <text:p text:style-name="P8"/>
      <text:p text:style-name="P5">Aanpassingen en redenering:</text:p>
      <text:p text:style-name="P5"/>
      <text:p text:style-name="P10">de volgende kwaliteits aspecten waren in deze ronde minder goed beoordeeld:</text:p>
      <text:p text:style-name="P10"/>
      <text:p text:style-name="P7">Maintainability,</text:p>
      <text:p text:style-name="P7">Vulnerability,</text:p>
      <text:p text:style-name="P7">Completeness</text:p>
      <text:p text:style-name="P5"/>
      <text:p text:style-name="P10">Dit komt met name doordat de prompts nogsteeds niet consistent de imports doen, in de volgende prompt <text:span text:style-name="T1">wordt de volgende aanpassing gemaakt om deze te waarborgen:</text:span></text:p>
      <text:p text:style-name="P10"/>
      <text:p text:style-name="P11">volg het voorbeeld van de import exact.</text:p>
      <text:p text:style-name="P5"><text:soft-page-break/></text:p>
      <text:p text:style-name="P5">Volgende prompt:</text:p>
      <text:p text:style-name="P5"/>
      <text:p text:style-name="P15"><text:bookmark text:name="docs-internal-guid-e0614a59-7fff-9098-809b-754400f1ab85"/>Command:</text:p>
      <text:p text:style-name="P14">Create a workflow in the coding language: Branescript. Branescript is semanticly similiair to bash or lua.</text:p>
      <text:p text:style-name="P14">Content:</text:p>
      <text:p text:style-name="P14">that involves sharing data from Amy to Bob. The dataset to commit is named 'bobs_jedis', and the copied result should be named 'jedis'.</text:p>
      <text:p text:style-name="P14">Template</text:p>
      <text:p text:style-name="P14">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Do not import unneeded functions. Do not call extra functions. Ensure placement rules are followed. Only import copy_results. <text:span text:style-name="T1">Follow the example for importing a function below exactly as it is provided.</text:span></text:p>
      <text:p text:style-name="P14">Variables:</text:p>
      <text:p text:style-name="P16">“<text:span text:style-name="T2">bobs_jedis”, the new dataset name to commit</text:span></text:p>
      <text:p text:style-name="P16">“<text:span text:style-name="T2">jedis”, the new dataset name for copy result</text:span></text:p>
      <text:p text:style-name="P14">"bob", the name for the node in the on() function</text:p>
      <text:p text:style-name="P14">Examples:</text:p>
      <text:p text:style-name="P14">"how to execute data transfer in Branescript: commit_result("dataset_name", copy_result( new Data { name := "new_name" })); here only "dataset_name" and "new_name" are variables ,how to import a function in Branescript: import find;"</text:p>
      <text:p text:style-name="P5"/>
      <text:p text:style-name="P5"/>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1:02:32.959137001</meta:creation-date>
    <dc:date>2024-06-14T12:40:37.346445912</dc:date>
    <meta:editing-duration>PT40M12S</meta:editing-duration>
    <meta:editing-cycles>6</meta:editing-cycles>
    <meta:generator>LibreOffice/24.2.4.2$Linux_X86_64 LibreOffice_project/d29029bfb700ea4a272da1366c5f5e7c14e351b5</meta:generator>
    <meta:document-statistic meta:table-count="5" meta:image-count="0" meta:object-count="0" meta:page-count="3" meta:paragraph-count="115" meta:word-count="419" meta:character-count="2892" meta:non-whitespace-character-count="2588"/>
  </office:meta>
</office:document-meta>
</file>